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svg:stroke-color="#000000" draw:fill="solid" draw:fill-color="#b2b2b2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top" draw:auto-grow-height="false" fo:min-height="2.964cm" fo:min-width="6.819cm" fo:padding-top="0.15cm" fo:padding-bottom="0.15cm" fo:padding-left="0.275cm" fo:padding-right="0.275cm"/>
    </style:style>
    <style:style style:name="gr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75cm" fo:min-width="3.044cm"/>
    </style:style>
    <style:style style:name="gr11" style:family="graphic" style:parent-style-name="standard">
      <style:graphic-properties svg:stroke-color="#000000" draw:fill="solid" draw:fill-color="#dddddd" draw:textarea-horizontal-align="justify" draw:textarea-vertical-align="middle" draw:auto-grow-height="false" fo:min-height="0.875cm" fo:min-width="3.044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875cm" fo:min-width="6.646cm"/>
    </style:style>
    <style:style style:name="gr13" style:family="graphic" style:parent-style-name="standard">
      <style:graphic-properties draw:stroke="dash" draw:stroke-dash="Fine_20_Dashed"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000000" draw:marker-start="Arrow" draw:marker-start-width="0.279cm" draw:marker-end-width="0.2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1.217cm"/>
    </style:style>
    <style:style style:name="gr17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79cm" fo:min-width="0.529cm" fo:padding-top="0.139cm" fo:padding-bottom="0.139cm" fo:padding-left="0.264cm" fo:padding-right="0.264cm"/>
    </style:style>
    <style:style style:name="gr18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679cm" fo:min-width="0.966cm" fo:padding-top="0.139cm" fo:padding-bottom="0.139cm" fo:padding-left="0.264cm" fo:padding-right="0.264cm"/>
    </style:style>
    <style:style style:name="gr19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2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99cm" fo:min-width="1.645cm" fo:padding-top="0.139cm" fo:padding-bottom="0.139cm" fo:padding-left="0.264cm" fo:padding-right="0.264cm"/>
    </style:style>
    <style:style style:name="gr21" style:family="graphic" style:parent-style-name="standard">
      <style:graphic-properties svg:stroke-width="0.028cm" svg:stroke-color="#000000" draw:marker-start-width="0.242cm" draw:marker-end-width="0.242cm" draw:fill-color="#ffffff" draw:opacity="100%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2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771cm" fo:min-width="1.617cm" fo:padding-top="0.139cm" fo:padding-bottom="0.139cm" fo:padding-left="0.264cm" fo:padding-right="0.264cm"/>
    </style:style>
    <style:style style:name="gr23" style:family="graphic" style:parent-style-name="standard">
      <style:graphic-properties svg:stroke-width="0.028cm" svg:stroke-color="#b2b2b2" draw:marker-start-width="0.242cm" draw:marker-end-width="0.242cm" draw:fill="none" draw:textarea-horizontal-align="justify" draw:textarea-vertical-align="middle" draw:auto-grow-height="false" fo:min-height="0.779cm" fo:min-width="0.529cm" fo:padding-top="0.139cm" fo:padding-bottom="0.139cm" fo:padding-left="0.264cm" fo:padding-right="0.264cm"/>
    </style:style>
    <style:style style:name="gr24" style:family="graphic" style:parent-style-name="standard">
      <style:graphic-properties svg:stroke-width="0.028cm" svg:stroke-color="#b2b2b2" draw:marker-start-width="0.242cm" draw:marker-end-width="0.242cm" draw:fill-color="#ffffff" draw:textarea-horizontal-align="justify" draw:textarea-vertical-align="middle" draw:auto-grow-height="false" fo:min-height="0.679cm" fo:min-width="0.966cm" fo:padding-top="0.139cm" fo:padding-bottom="0.139cm" fo:padding-left="0.264cm" fo:padding-right="0.264cm"/>
    </style:style>
    <style:style style:name="gr25" style:family="graphic" style:parent-style-name="standard">
      <style:graphic-properties svg:stroke-width="0.028cm" svg:stroke-color="#b2b2b2" draw:marker-start-width="0.242cm" draw:marker-end-width="0.242cm" draw:textarea-vertical-align="middle" fo:padding-top="0.139cm" fo:padding-bottom="0.139cm" fo:padding-left="0.264cm" fo:padding-right="0.264cm"/>
    </style:style>
    <style:style style:name="gr26" style:family="graphic" style:parent-style-name="standard">
      <style:graphic-properties svg:stroke-width="0.028cm" svg:stroke-color="#999999" draw:marker-start-width="0.242cm" draw:marker-end-width="0.242cm" draw:fill-color="#ffffff" draw:opacity="100%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7" style:family="graphic" style:parent-style-name="standard">
      <style:graphic-properties svg:stroke-width="0.028cm" svg:stroke-color="#b2b2b2" draw:marker-start-width="0.242cm" draw:marker-end-width="0.242cm" draw:fill-color="#ffffff" draw:textarea-horizontal-align="justify" draw:textarea-vertical-align="middle" draw:auto-grow-height="false" fo:min-height="0.771cm" fo:min-width="1.617cm" fo:padding-top="0.139cm" fo:padding-bottom="0.139cm" fo:padding-left="0.264cm" fo:padding-right="0.264cm"/>
    </style:style>
    <style:style style:name="gr28" style:family="graphic" style:parent-style-name="standard">
      <style:graphic-properties draw:stroke="solid" svg:stroke-color="#000000" draw:fill="none" draw:fill-color="#ffffff" draw:auto-grow-height="true" draw:auto-grow-width="false" fo:max-height="0cm" fo:min-height="0.25cm"/>
    </style:style>
    <style:style style:name="gr29" style:family="graphic" style:parent-style-name="standard">
      <style:graphic-properties draw:stroke="solid" svg:stroke-color="#000000" draw:fill="none" draw:fill-color="#ffffff" draw:auto-grow-height="true" draw:auto-grow-width="false" fo:max-height="0cm" fo:min-height="0.513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solid" draw:fill-color="#dddddd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b2b2b2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="solid" draw:fill-color="#dddddd"/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center"/>
      <style:text-properties fo:font-size="15pt" style:font-size-asian="15pt" style:font-size-complex="15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16" style:family="paragraph">
      <loext:graphic-properties draw:fill-color="#ffffff" draw:opacity="100%"/>
      <style:paragraph-properties fo:text-align="center"/>
    </style:style>
    <style:style style:name="P17" style:family="paragraph">
      <style:paragraph-properties fo:text-align="center"/>
      <style:text-properties fo:color="#b2b2b2"/>
    </style:style>
    <style:style style:name="P18" style:family="paragraph">
      <loext:graphic-properties draw:fill-color="#ffffff"/>
      <style:paragraph-properties fo:text-align="center"/>
      <style:text-properties fo:color="#b2b2b2" fo:font-size="15pt" style:font-size-asian="15pt" style:font-size-complex="15pt"/>
    </style:style>
    <style:style style:name="P19" style:family="paragraph">
      <style:text-properties fo:font-size="13pt" fo:font-style="italic" style:font-size-asian="13pt" style:font-style-asian="italic" style:font-size-complex="13pt" style:font-style-complex="italic"/>
    </style:style>
    <style:style style:name="P20" style:family="paragraph">
      <loext:graphic-properties draw:fill="none" draw:fill-color="#ffffff"/>
      <style:text-properties fo:font-size="13pt" fo:font-style="italic" style:font-size-asian="13pt" style:font-style-asian="italic" style:font-size-complex="13pt" style:font-style-complex="italic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5pt" style:font-size-asian="15pt" style:font-size-complex="15pt"/>
    </style:style>
    <style:style style:name="T5" style:family="text">
      <style:text-properties fo:color="#b2b2b2"/>
    </style:style>
    <style:style style:name="T6" style:family="text">
      <style:text-properties fo:color="#b2b2b2" fo:font-size="15pt" style:font-size-asian="15pt" style:font-size-complex="15pt"/>
    </style:style>
    <style:style style:name="T7" style:family="text">
      <style:text-properties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g xml:id="id1" draw:id="id1">
            <draw:custom-shape draw:style-name="gr1" draw:text-style-name="P2" draw:layer="layout" svg:width="7.369cm" svg:height="3.264cm" svg:x="12.957cm" svg:y="1.626cm">
              <text:p text:style-name="P1"><text:span text:style-name="T1">transaction id: aa1136...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544cm" svg:height="1.125cm" svg:x="13.073cm" svg:y="2.428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3.544cm" svg:height="1.125cm" svg:x="16.673cm" svg:y="2.428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7.146cm" svg:height="1.125cm" svg:x="13.081cm" svg:y="3.639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2" draw:id="id2">
            <draw:custom-shape draw:style-name="gr1" draw:text-style-name="P2" draw:layer="layout" svg:width="7.369cm" svg:height="3.264cm" svg:x="2.744cm" svg:y="1.626cm">
              <text:p text:style-name="P1"><text:span text:style-name="T1">transaction id: 933cd8...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3.544cm" svg:height="1.125cm" svg:x="2.86cm" svg:y="2.428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544cm" svg:height="1.125cm" svg:x="6.46cm" svg:y="2.428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7.146cm" svg:height="1.125cm" svg:x="2.868cm" svg:y="3.639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connector draw:style-name="gr5" draw:text-style-name="P6" draw:layer="layout" draw:type="lines" svg:x1="12.957cm" svg:y1="3.258cm" svg:x2="10.113cm" svg:y2="3.258cm" draw:start-shape="id1" draw:start-glue-point="3" draw:end-shape="id2" svg:d="M12957 3258h-526-1794-524" svg:viewBox="0 0 2845 1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g>
          <draw:custom-shape draw:style-name="gr1" draw:text-style-name="P2" draw:layer="layout" svg:width="7.369cm" svg:height="4.457cm" svg:x="12.956cm" svg:y="6.996cm">
            <text:p text:style-name="P1"><text:span text:style-name="T1">transaction id: demo1x..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3" xml:id="id5" draw:id="id5" draw:layer="layout" svg:width="3.544cm" svg:height="1.125cm" svg:x="13.072cm" svg:y="7.798cm">
            <text:p text:style-name="P1"><text:span text:style-name="T2">fulfillment: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544cm" svg:height="1.125cm" svg:x="16.672cm" svg:y="7.798cm">
            <text:p text:style-name="P1"><text:span text:style-name="T2">condition:0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draw:layer="layout" svg:width="7.146cm" svg:height="1.125cm" svg:x="13.08cm" svg:y="10.209cm">
            <text:p text:style-name="P1"><text:span text:style-name="T2">payload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xml:id="id3" draw:id="id3" draw:layer="layout" svg:width="3.544cm" svg:height="1.125cm" svg:x="13.072cm" svg:y="8.998cm">
            <text:p text:style-name="P1"><text:span text:style-name="T2">fulfillment: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544cm" svg:height="1.125cm" svg:x="16.672cm" svg:y="8.998cm">
            <text:p text:style-name="P1"><text:span text:style-name="T2">condition:1</text:span></text:p>
            <draw:enhanced-geometry svg:viewBox="0 0 21600 21600" draw:type="rectangle" draw:enhanced-path="M 0 0 L 21600 0 21600 21600 0 21600 0 0 Z N"/>
          </draw:custom-shape>
          <draw:g xml:id="id6" draw:id="id6">
            <draw:custom-shape draw:style-name="gr1" draw:text-style-name="P2" draw:layer="layout" svg:width="7.369cm" svg:height="3.264cm" svg:x="2.743cm" svg:y="5.558cm">
              <text:p text:style-name="P1"><text:span text:style-name="T1">transaction id: fake12...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3.544cm" svg:height="1.125cm" svg:x="2.859cm" svg:y="6.36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3" draw:layer="layout" svg:width="3.544cm" svg:height="1.125cm" svg:x="6.459cm" svg:y="6.36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7.146cm" svg:height="1.125cm" svg:x="2.867cm" svg:y="7.571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4" draw:id="id4">
            <draw:custom-shape draw:style-name="gr1" draw:text-style-name="P2" draw:layer="layout" svg:width="7.369cm" svg:height="3.264cm" svg:x="2.743cm" svg:y="9.168cm">
              <text:p text:style-name="P1"><text:span text:style-name="T1">transaction id: madeup...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3.544cm" svg:height="1.125cm" svg:x="2.859cm" svg:y="9.97cm">
              <text:p text:style-name="P1"><text:span text:style-name="T2">fulfillment:0</text:span></text:p>
              <draw:enhanced-geometry svg:viewBox="0 0 21600 21600" draw:type="rectangle" draw:enhanced-path="M 0 0 L 21600 0 21600 21600 0 21600 0 0 Z N"/>
            </draw:custom-shape>
            <draw:custom-shape draw:style-name="gr7" draw:text-style-name="P8" draw:layer="layout" svg:width="3.544cm" svg:height="1.125cm" svg:x="6.459cm" svg:y="9.97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4" draw:text-style-name="P5" draw:layer="layout" svg:width="7.146cm" svg:height="1.125cm" svg:x="2.867cm" svg:y="11.181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connector draw:style-name="gr5" draw:text-style-name="P6" draw:layer="layout" svg:x1="13.072cm" svg:y1="9.56cm" svg:x2="10.112cm" svg:y2="10.8cm" draw:start-shape="id3" draw:start-glue-point="3" draw:end-shape="id4" draw:end-glue-point="1" svg:d="M13072 9560h-1468v1240h-1492" svg:viewBox="0 0 2961 1241">
            <text:p/>
          </draw:connector>
          <draw:connector draw:style-name="gr8" draw:text-style-name="P6" draw:layer="layout" svg:x1="13.072cm" svg:y1="8.36cm" svg:x2="10.112cm" svg:y2="7.19cm" draw:start-shape="id5" draw:start-glue-point="3" draw:end-shape="id6" svg:d="M13072 8360h-1468v-1170h-1492" svg:viewBox="0 0 2961 1171">
            <text:p/>
          </draw:connector>
        </draw:g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g>
          <draw:g xml:id="id7" draw:id="id7">
            <draw:custom-shape draw:style-name="gr9" draw:text-style-name="P2" draw:layer="layout" svg:width="7.369cm" svg:height="3.264cm" svg:x="2.743cm" svg:y="5.558cm">
              <text:p text:style-name="P1"><text:span text:style-name="T1">transaction id: escrow12...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9" draw:layer="layout" svg:width="3.544cm" svg:height="1.125cm" svg:x="2.859cm" svg:y="6.36cm">
              <text:p text:style-name="P1"><text:span text:style-name="T3">fulfillment:0</text:span></text:p>
              <text:p text:style-name="P1"><text:span text:style-name="T3">[Alice]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3.544cm" svg:height="1.125cm" svg:x="6.459cm" svg:y="6.36cm">
              <text:p text:style-name="P1"><text:span text:style-name="T3">Condition:0</text:span></text:p>
              <text:p text:style-name="P1"><text:span text:style-name="T3">[Alice, Bob]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5" draw:layer="layout" svg:width="7.146cm" svg:height="1.125cm" svg:x="2.867cm" svg:y="7.571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9" draw:id="id9">
            <draw:custom-shape draw:style-name="gr9" draw:text-style-name="P2" draw:layer="layout" svg:width="7.369cm" svg:height="3.264cm" svg:x="13.523cm" svg:y="3.507cm">
              <text:p text:style-name="P1"><text:span text:style-name="T1">transaction id: execute0...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3.544cm" svg:height="1.125cm" svg:x="13.639cm" svg:y="4.309cm">
              <text:p text:style-name="P1"><text:span text:style-name="T3">Fulfillment:0</text:span></text:p>
              <text:p text:style-name="P1"><text:span text:style-name="T3">[Bob]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3.544cm" svg:height="1.125cm" svg:x="17.249cm" svg:y="4.309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5" draw:layer="layout" svg:width="7.146cm" svg:height="1.125cm" svg:x="13.647cm" svg:y="5.52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g xml:id="id8" draw:id="id8">
            <draw:custom-shape draw:style-name="gr9" draw:text-style-name="P2" draw:layer="layout" svg:width="7.369cm" svg:height="3.264cm" svg:x="13.523cm" svg:y="7.795cm">
              <text:p text:style-name="P1"><text:span text:style-name="T1">transaction id: abort31...</text:span></text:p>
              <draw:enhanced-geometry svg:viewBox="0 0 21600 21600" draw:type="rectangle" draw:enhanced-path="M 0 0 L 21600 0 21600 21600 0 21600 0 0 Z N"/>
            </draw:custom-shape>
            <draw:custom-shape draw:style-name="gr11" draw:text-style-name="P10" draw:layer="layout" svg:width="3.544cm" svg:height="1.125cm" svg:x="13.639cm" svg:y="8.597cm">
              <text:p text:style-name="P1"><text:span text:style-name="T3">Fulfillment:0</text:span></text:p>
              <text:p text:style-name="P1"><text:span text:style-name="T3">[Alice]</text:span></text:p>
              <draw:enhanced-geometry svg:viewBox="0 0 21600 21600" draw:type="rectangle" draw:enhanced-path="M 0 0 L 21600 0 21600 21600 0 21600 0 0 Z N"/>
            </draw:custom-shape>
            <draw:custom-shape draw:style-name="gr10" draw:text-style-name="P4" draw:layer="layout" svg:width="3.544cm" svg:height="1.125cm" svg:x="17.239cm" svg:y="8.597cm">
              <text:p text:style-name="P1"><text:span text:style-name="T2">condition:0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5" draw:layer="layout" svg:width="7.146cm" svg:height="1.125cm" svg:x="13.647cm" svg:y="9.808cm">
              <text:p text:style-name="P1"><text:span text:style-name="T2">payload</text:span></text:p>
              <draw:enhanced-geometry svg:viewBox="0 0 21600 21600" draw:type="rectangle" draw:enhanced-path="M 0 0 L 21600 0 21600 21600 0 21600 0 0 Z N"/>
            </draw:custom-shape>
          </draw:g>
          <draw:connector draw:style-name="gr13" draw:text-style-name="P11" draw:layer="layout" draw:type="lines" svg:x1="10.112cm" svg:y1="7.19cm" svg:x2="13.523cm" svg:y2="9.427cm" draw:start-shape="id7" draw:end-shape="id8" draw:end-glue-point="3" svg:d="M10112 7190h524l2361 2237h526" svg:viewBox="0 0 3412 2238">
            <text:p/>
          </draw:connector>
          <draw:connector draw:style-name="gr14" draw:text-style-name="P11" draw:layer="layout" draw:type="lines" svg:x1="10.112cm" svg:y1="7.19cm" svg:x2="13.523cm" svg:y2="5.139cm" draw:start-shape="id7" draw:end-shape="id9" draw:end-glue-point="3" svg:d="M10112 7190h524l2361-2051h526" svg:viewBox="0 0 3412 2052">
            <text:p/>
          </draw:connector>
          <draw:frame draw:style-name="gr15" draw:text-style-name="P12" draw:layer="layout" svg:width="2.242cm" svg:height="0.806cm" draw:transform="rotate (0.750491578357562) translate (10.524cm 6.305cm)">
            <draw:text-box>
              <text:p><text:span text:style-name="T2">execute</text:span></text:p>
            </draw:text-box>
          </draw:frame>
          <draw:frame draw:style-name="gr16" draw:text-style-name="P13" draw:layer="layout" svg:width="1.717cm" svg:height="0.839cm" draw:transform="rotate (-0.750491578357561) translate (11.212cm 7.799cm)">
            <draw:text-box>
              <text:p text:style-name="P1"><text:span text:style-name="T4">abort</text:span></text:p>
            </draw:text-box>
          </draw:frame>
        </draw:g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17" draw:text-style-name="P6" xml:id="id12" draw:id="id12" draw:layer="layout" svg:width="1.493cm" svg:height="1.493cm" svg:x="2.897cm" svg:y="3.724cm">
          <text:p text:style-name="P1"/>
          <text:p text:style-name="P1">2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15" draw:id="id15" draw:layer="layout" svg:width="1.494cm" svg:height="0.957cm" svg:x="2.897cm" svg:y="3.513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6" xml:id="id11" draw:id="id11" draw:layer="layout" svg:width="1.493cm" svg:height="1.493cm" svg:x="6.407cm" svg:y="3.725cm">
          <text:p text:style-name="P1"/>
          <text:p text:style-name="P1">2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14" draw:id="id14" draw:layer="layout" svg:width="1.494cm" svg:height="0.957cm" svg:x="6.407cm" svg:y="3.514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6" xml:id="id18" draw:id="id18" draw:layer="layout" svg:width="1.493cm" svg:height="1.493cm" svg:x="4.651cm" svg:y="6.826cm">
          <text:p text:style-name="P1"/>
          <text:p text:style-name="P1">1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10" draw:id="id10" draw:layer="layout" svg:width="1.494cm" svg:height="0.957cm" svg:x="4.651cm" svg:y="6.615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onnector draw:style-name="gr19" draw:text-style-name="P1" draw:layer="layout" svg:x1="5.749cm" svg:y1="6.616cm" svg:x2="7.154cm" svg:y2="5.218cm" draw:start-shape="id10" draw:start-glue-point="4" draw:end-shape="id11" draw:end-glue-point="8" svg:d="M5749 6616v-699h1405v-699" svg:viewBox="0 0 1406 1399">
          <text:p/>
        </draw:connector>
        <draw:connector draw:style-name="gr19" draw:text-style-name="P1" draw:layer="layout" svg:x1="3.644cm" svg:y1="5.217cm" svg:x2="5.053cm" svg:y2="6.622cm" draw:start-shape="id12" draw:start-glue-point="8" draw:end-shape="id10" draw:end-glue-point="5" svg:d="M3644 5217v700h1409v705" svg:viewBox="0 0 1410 1406">
          <text:p/>
        </draw:connector>
        <draw:custom-shape draw:style-name="gr20" draw:text-style-name="P15" xml:id="id13" draw:id="id13" draw:layer="layout" svg:width="2.145cm" svg:height="1.049cm" svg:x="4.337cm" svg:y="1.314cm">
          <text:p text:style-name="P1"><text:span text:style-name="T4">time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svg:x1="5.409cm" svg:y1="2.363cm" svg:x2="6.809cm" svg:y2="3.521cm" draw:start-shape="id13" draw:start-glue-point="2" draw:end-shape="id14" draw:end-glue-point="5" svg:d="M5409 2363v576h1400v582" svg:viewBox="0 0 1401 1159">
          <text:p/>
        </draw:connector>
        <draw:custom-shape draw:style-name="gr21" draw:text-style-name="P16" draw:layer="layout" svg:width="0.17cm" svg:height="0.17cm" svg:x="6.723cm" svg:y="3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5.409cm" svg:y1="2.363cm" svg:x2="3.995cm" svg:y2="3.514cm" draw:start-shape="id13" draw:start-glue-point="2" draw:end-shape="id15" draw:end-glue-point="4" svg:d="M5409 2363v575h-1414v576" svg:viewBox="0 0 1415 1152">
          <text:p/>
        </draw:connector>
        <draw:custom-shape draw:style-name="gr22" draw:text-style-name="P15" xml:id="id17" draw:id="id17" draw:layer="layout" svg:width="2.145cm" svg:height="1.049cm" svg:x="7.437cm" svg:y="1.314cm">
          <text:p text:style-name="P1"><text:span text:style-name="T4">ab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xml:id="id16" draw:id="id16" draw:layer="layout" svg:width="2.145cm" svg:height="1.049cm" svg:x="1.237cm" svg:y="1.314cm">
          <text:p text:style-name="P1"><text:span text:style-name="T4">exec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svg:x1="2.309cm" svg:y1="2.363cm" svg:x2="3.299cm" svg:y2="3.52cm" draw:start-shape="id16" draw:start-glue-point="2" draw:end-shape="id15" draw:end-glue-point="5" svg:d="M2309 2363v575h990v582" svg:viewBox="0 0 991 1158">
          <text:p/>
        </draw:connector>
        <draw:connector draw:style-name="gr19" draw:text-style-name="P1" draw:layer="layout" svg:x1="8.509cm" svg:y1="2.363cm" svg:x2="7.505cm" svg:y2="3.515cm" draw:start-shape="id17" draw:start-glue-point="2" draw:end-shape="id14" draw:end-glue-point="4" svg:d="M8509 2363v576h-1004v576" svg:viewBox="0 0 1005 1153">
          <text:p/>
        </draw:connector>
        <draw:custom-shape draw:style-name="gr21" draw:text-style-name="P16" xml:id="id19" draw:id="id19" draw:layer="layout" svg:width="0.254cm" svg:height="0.254cm" svg:x="5.266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5.398cm" svg:y1="8.319cm" svg:x2="5.393cm" svg:y2="8.638cm" draw:start-shape="id18" draw:start-glue-point="8" draw:end-shape="id19" draw:end-glue-point="4" svg:d="M5398 8319v160h-5v159" svg:viewBox="0 0 6 320">
          <text:p/>
        </draw:connector>
        <draw:custom-shape draw:style-name="gr17" draw:text-style-name="P6" xml:id="id22" draw:id="id22" draw:layer="layout" svg:width="1.493cm" svg:height="1.493cm" svg:x="12.397cm" svg:y="3.724cm">
          <text:p text:style-name="P1"/>
          <text:p text:style-name="P1">2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25" draw:id="id25" draw:layer="layout" svg:width="1.494cm" svg:height="0.957cm" svg:x="12.397cm" svg:y="3.513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23" draw:text-style-name="P6" xml:id="id21" draw:id="id21" draw:layer="layout" svg:width="1.493cm" svg:height="1.493cm" svg:x="15.907cm" svg:y="3.725cm">
          <text:p text:style-name="P1"/>
          <text:p text:style-name="P1"><text:span text:style-name="T5">2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24" draw:id="id24" draw:layer="layout" svg:width="1.494cm" svg:height="0.957cm" svg:x="15.907cm" svg:y="3.514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6" xml:id="id28" draw:id="id28" draw:layer="layout" svg:width="1.493cm" svg:height="1.493cm" svg:x="14.151cm" svg:y="6.826cm">
          <text:p text:style-name="P1"/>
          <text:p text:style-name="P1">1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20" draw:id="id20" draw:layer="layout" svg:width="1.494cm" svg:height="0.957cm" svg:x="14.151cm" svg:y="6.615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onnector draw:style-name="gr25" draw:text-style-name="P1" draw:layer="layout" svg:x1="15.249cm" svg:y1="6.616cm" svg:x2="16.654cm" svg:y2="5.218cm" draw:start-shape="id20" draw:start-glue-point="4" draw:end-shape="id21" draw:end-glue-point="8" svg:d="M15249 6616v-699h1405v-699" svg:viewBox="0 0 1406 1399">
          <text:p/>
        </draw:connector>
        <draw:connector draw:style-name="gr19" draw:text-style-name="P1" draw:layer="layout" svg:x1="13.144cm" svg:y1="5.217cm" svg:x2="14.553cm" svg:y2="6.622cm" draw:start-shape="id22" draw:start-glue-point="8" draw:end-shape="id20" draw:end-glue-point="5" svg:d="M13144 5217v700h1409v705" svg:viewBox="0 0 1410 1406">
          <text:p/>
        </draw:connector>
        <draw:custom-shape draw:style-name="gr22" draw:text-style-name="P15" xml:id="id23" draw:id="id23" draw:layer="layout" svg:width="2.145cm" svg:height="1.049cm" svg:x="13.837cm" svg:y="1.314cm">
          <text:p text:style-name="P1"><text:span text:style-name="T4">time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svg:x1="14.909cm" svg:y1="2.363cm" svg:x2="16.309cm" svg:y2="3.521cm" draw:start-shape="id23" draw:start-glue-point="2" draw:end-shape="id24" draw:end-glue-point="5" svg:d="M14909 2363v576h1400v582" svg:viewBox="0 0 1401 1159">
          <text:p/>
        </draw:connector>
        <draw:custom-shape draw:style-name="gr26" draw:text-style-name="P16" draw:layer="layout" svg:width="0.17cm" svg:height="0.17cm" svg:x="16.223cm" svg:y="3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14.909cm" svg:y1="2.363cm" svg:x2="13.495cm" svg:y2="3.514cm" draw:start-shape="id23" draw:start-glue-point="2" draw:end-shape="id25" draw:end-glue-point="4" svg:d="M14909 2363v575h-1414v576" svg:viewBox="0 0 1415 1152">
          <text:p/>
        </draw:connector>
        <draw:custom-shape draw:style-name="gr22" draw:text-style-name="P15" xml:id="id27" draw:id="id27" draw:layer="layout" svg:width="2.145cm" svg:height="1.049cm" svg:x="16.937cm" svg:y="1.314cm">
          <text:p text:style-name="P1"><text:span text:style-name="T4">ab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xml:id="id26" draw:id="id26" draw:layer="layout" svg:width="2.145cm" svg:height="1.049cm" svg:x="10.737cm" svg:y="1.314cm">
          <text:p text:style-name="P1"><text:span text:style-name="T4">exec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svg:x1="11.809cm" svg:y1="2.363cm" svg:x2="12.799cm" svg:y2="3.52cm" draw:start-shape="id26" draw:start-glue-point="2" draw:end-shape="id25" draw:end-glue-point="5" svg:d="M11809 2363v575h990v582" svg:viewBox="0 0 991 1158">
          <text:p/>
        </draw:connector>
        <draw:connector draw:style-name="gr19" draw:text-style-name="P1" draw:layer="layout" svg:x1="18.009cm" svg:y1="2.363cm" svg:x2="17.005cm" svg:y2="3.515cm" draw:start-shape="id27" draw:start-glue-point="2" draw:end-shape="id24" draw:end-glue-point="4" svg:d="M18009 2363v576h-1004v576" svg:viewBox="0 0 1005 1153">
          <text:p/>
        </draw:connector>
        <draw:custom-shape draw:style-name="gr21" draw:text-style-name="P16" xml:id="id29" draw:id="id29" draw:layer="layout" svg:width="0.254cm" svg:height="0.254cm" svg:x="14.766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14.898cm" svg:y1="8.319cm" svg:x2="14.893cm" svg:y2="8.638cm" draw:start-shape="id28" draw:start-glue-point="8" draw:end-shape="id29" draw:end-glue-point="4" svg:d="M14898 8319v160h-5v159" svg:viewBox="0 0 6 320">
          <text:p/>
        </draw:connector>
        <draw:custom-shape draw:style-name="gr23" draw:text-style-name="P6" xml:id="id32" draw:id="id32" draw:layer="layout" svg:width="1.493cm" svg:height="1.493cm" svg:x="21.897cm" svg:y="3.724cm">
          <text:p text:style-name="P1"/>
          <text:p text:style-name="P1"><text:span text:style-name="T5">2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35" draw:id="id35" draw:layer="layout" svg:width="1.494cm" svg:height="0.957cm" svg:x="21.897cm" svg:y="3.513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6" xml:id="id31" draw:id="id31" draw:layer="layout" svg:width="1.493cm" svg:height="1.493cm" svg:x="25.407cm" svg:y="3.725cm">
          <text:p text:style-name="P1"/>
          <text:p text:style-name="P1">2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34" draw:id="id34" draw:layer="layout" svg:width="1.494cm" svg:height="0.957cm" svg:x="25.407cm" svg:y="3.514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ustom-shape draw:style-name="gr17" draw:text-style-name="P6" xml:id="id38" draw:id="id38" draw:layer="layout" svg:width="1.493cm" svg:height="1.493cm" svg:x="23.651cm" svg:y="6.826cm">
          <text:p text:style-name="P1"/>
          <text:p text:style-name="P1">1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4" xml:id="id30" draw:id="id30" draw:layer="layout" svg:width="1.494cm" svg:height="0.957cm" svg:x="23.651cm" svg:y="6.615cm">
          <draw:glue-point draw:id="4" svg:x="2.356cm" svg:y="-5.015cm"/>
          <draw:glue-point draw:id="5" svg:x="-2.315cm" svg:y="-4.942cm"/>
          <text:p/>
          <draw:enhanced-geometry svg:viewBox="0 0 21600 21600" draw:mirror-vertical="true" draw:type="rectangle" draw:enhanced-path="M 0 0 L 21600 0 21600 21600 0 21600 0 0 Z N"/>
        </draw:custom-shape>
        <draw:connector draw:style-name="gr19" draw:text-style-name="P1" draw:layer="layout" svg:x1="24.749cm" svg:y1="6.616cm" svg:x2="26.154cm" svg:y2="5.218cm" draw:start-shape="id30" draw:start-glue-point="4" draw:end-shape="id31" draw:end-glue-point="8" svg:d="M24749 6616v-699h1405v-699" svg:viewBox="0 0 1406 1399">
          <text:p/>
        </draw:connector>
        <draw:connector draw:style-name="gr25" draw:text-style-name="P1" draw:layer="layout" svg:x1="22.644cm" svg:y1="5.217cm" svg:x2="24.053cm" svg:y2="6.622cm" draw:start-shape="id32" draw:start-glue-point="8" draw:end-shape="id30" draw:end-glue-point="5" svg:d="M22644 5217v700h1409v705" svg:viewBox="0 0 1410 1406">
          <text:p/>
        </draw:connector>
        <draw:custom-shape draw:style-name="gr27" draw:text-style-name="P18" xml:id="id33" draw:id="id33" draw:layer="layout" svg:width="2.145cm" svg:height="1.049cm" svg:x="23.337cm" svg:y="1.314cm">
          <text:p text:style-name="P17"><text:span text:style-name="T6">timeo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5" draw:text-style-name="P1" draw:layer="layout" svg:x1="24.409cm" svg:y1="2.363cm" svg:x2="25.809cm" svg:y2="3.521cm" draw:start-shape="id33" draw:start-glue-point="2" draw:end-shape="id34" draw:end-glue-point="5" svg:d="M24409 2363v576h1400v582" svg:viewBox="0 0 1401 1159">
          <text:p/>
        </draw:connector>
        <draw:custom-shape draw:style-name="gr21" draw:text-style-name="P16" draw:layer="layout" svg:width="0.17cm" svg:height="0.17cm" svg:x="25.723cm" svg:y="3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" draw:layer="layout" svg:x1="24.409cm" svg:y1="2.363cm" svg:x2="22.995cm" svg:y2="3.514cm" draw:start-shape="id33" draw:start-glue-point="2" draw:end-shape="id35" draw:end-glue-point="4" svg:d="M24409 2363v575h-1414v576" svg:viewBox="0 0 1415 1152">
          <text:p/>
        </draw:connector>
        <draw:custom-shape draw:style-name="gr22" draw:text-style-name="P15" xml:id="id37" draw:id="id37" draw:layer="layout" svg:width="2.145cm" svg:height="1.049cm" svg:x="26.437cm" svg:y="1.314cm">
          <text:p text:style-name="P1"><text:span text:style-name="T4">ab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5" xml:id="id36" draw:id="id36" draw:layer="layout" svg:width="2.145cm" svg:height="1.049cm" svg:x="20.237cm" svg:y="1.314cm">
          <text:p text:style-name="P1"><text:span text:style-name="T4">exec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9" draw:text-style-name="P1" draw:layer="layout" svg:x1="21.309cm" svg:y1="2.363cm" svg:x2="22.299cm" svg:y2="3.52cm" draw:start-shape="id36" draw:start-glue-point="2" draw:end-shape="id35" draw:end-glue-point="5" svg:d="M21309 2363v575h990v582" svg:viewBox="0 0 991 1158">
          <text:p/>
        </draw:connector>
        <draw:connector draw:style-name="gr19" draw:text-style-name="P1" draw:layer="layout" svg:x1="27.509cm" svg:y1="2.363cm" svg:x2="26.505cm" svg:y2="3.515cm" draw:start-shape="id37" draw:start-glue-point="2" draw:end-shape="id34" draw:end-glue-point="4" svg:d="M27509 2363v576h-1004v576" svg:viewBox="0 0 1005 1153">
          <text:p/>
        </draw:connector>
        <draw:custom-shape draw:style-name="gr21" draw:text-style-name="P16" xml:id="id39" draw:id="id39" draw:layer="layout" svg:width="0.254cm" svg:height="0.254cm" svg:x="24.266cm" svg:y="8.6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1" draw:layer="layout" svg:x1="24.398cm" svg:y1="8.319cm" svg:x2="24.393cm" svg:y2="8.638cm" draw:start-shape="id38" draw:start-glue-point="8" draw:end-shape="id39" draw:end-glue-point="4" svg:d="M24398 8319v160h-5v159" svg:viewBox="0 0 6 320">
          <text:p/>
        </draw:connector>
        <draw:frame draw:style-name="gr28" draw:text-style-name="P20" draw:layer="layout" svg:width="4.522cm" svg:height="0.763cm" svg:x="9.382cm" svg:y="8.12cm">
          <draw:text-box>
            <text:p text:style-name="P19"><text:span text:style-name="T7">now =&lt; time_expire</text:span></text:p>
          </draw:text-box>
        </draw:frame>
        <draw:frame draw:style-name="gr29" draw:text-style-name="P20" draw:layer="layout" svg:width="4.318cm" svg:height="0.763cm" svg:x="19.186cm" svg:y="8.121cm">
          <draw:text-box>
            <text:p text:style-name="P19"><text:span text:style-name="T7">now &gt; time_expire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4.929cm" svg:height="3.172cm" svg:x="2.385cm" svg:y="1.758cm" presentation:class="title" presentation:placeholder="true">
        <draw:text-box/>
      </draw:frame>
      <draw:frame presentation:style-name="Default-outline1" draw:layer="backgroundobjects" svg:width="24.929cm" svg:height="11.019cm" svg:x="2.385cm" svg:y="5.44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6:39:38.920295963</meta:creation-date>
    <dc:date>2016-05-26T10:00:32.305032858</dc:date>
    <meta:editing-duration>PT1H10M46S</meta:editing-duration>
    <meta:editing-cycles>16</meta:editing-cycles>
    <meta:generator>LibreOffice/5.1.2.2$Linux_X86_64 LibreOffice_project/10m0$Build-2</meta:generator>
    <meta:document-statistic meta:object-count="133"/>
  </office:meta>
</office:document-meta>
</file>